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1542in" style:rel-column-width="1092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33535" officeooo:paragraph-rsid="00133535" style:font-weight-asian="bold" style:font-weight-complex="bold"/>
    </style:style>
    <style:style style:name="P2" style:family="paragraph" style:parent-style-name="Standard">
      <style:text-properties fo:font-weight="normal" officeooo:rsid="00133535" officeooo:paragraph-rsid="00133535" style:font-weight-asian="normal" style:font-weight-complex="normal"/>
    </style:style>
    <style:style style:name="P3" style:family="paragraph" style:parent-style-name="Standard">
      <style:text-properties fo:font-weight="normal" officeooo:rsid="00133535" officeooo:paragraph-rsid="00133535" style:font-weight-asian="normal" style:font-weight-complex="normal"/>
    </style:style>
    <style:style style:name="P4" style:family="paragraph" style:parent-style-name="Standard">
      <style:text-properties fo:font-weight="normal" officeooo:rsid="00145577" officeooo:paragraph-rsid="00145577" style:font-weight-asian="normal" style:font-weight-complex="normal"/>
    </style:style>
    <style:style style:name="P5" style:family="paragraph" style:parent-style-name="Standard">
      <style:paragraph-properties fo:line-height="200%"/>
      <style:text-properties fo:font-weight="normal" officeooo:rsid="00145577" officeooo:paragraph-rsid="00145577" style:font-weight-asian="normal" style:font-weight-complex="normal"/>
    </style:style>
    <style:style style:name="P6" style:family="paragraph" style:parent-style-name="Standard">
      <style:paragraph-properties fo:line-height="200%"/>
      <style:text-properties fo:font-weight="normal" officeooo:rsid="00145577" officeooo:paragraph-rsid="0016bffd" style:font-weight-asian="normal" style:font-weight-complex="normal"/>
    </style:style>
    <style:style style:name="P7" style:family="paragraph" style:parent-style-name="Standard">
      <style:paragraph-properties fo:line-height="200%"/>
      <style:text-properties fo:font-weight="normal" officeooo:rsid="00145577" officeooo:paragraph-rsid="001d4b2d" style:font-weight-asian="normal" style:font-weight-complex="normal"/>
    </style:style>
    <style:style style:name="P8" style:family="paragraph" style:parent-style-name="Standard">
      <style:text-properties fo:font-weight="normal" officeooo:rsid="001a9d79" officeooo:paragraph-rsid="001d4b2d" style:font-weight-asian="normal" style:font-weight-complex="normal"/>
    </style:style>
    <style:style style:name="P9" style:family="paragraph" style:parent-style-name="Standard">
      <style:text-properties fo:font-weight="bold" officeooo:rsid="00145577" officeooo:paragraph-rsid="00145577" style:font-weight-asian="bold" style:font-weight-complex="bold"/>
    </style:style>
    <style:style style:name="P10" style:family="paragraph" style:parent-style-name="Standard">
      <style:paragraph-properties fo:line-height="200%"/>
      <style:text-properties fo:font-weight="bold" officeooo:rsid="00145577" officeooo:paragraph-rsid="00145577" style:font-weight-asian="bold" style:font-weight-complex="bold"/>
    </style:style>
    <style:style style:name="P11" style:family="paragraph" style:parent-style-name="Standard">
      <style:paragraph-properties fo:line-height="200%"/>
      <style:text-properties fo:font-weight="bold" officeooo:rsid="00133535" officeooo:paragraph-rsid="00133535" style:font-weight-asian="bold" style:font-weight-complex="bold"/>
    </style:style>
    <style:style style:name="P12" style:family="paragraph" style:parent-style-name="Standard">
      <style:text-properties officeooo:paragraph-rsid="00145577"/>
    </style:style>
    <style:style style:name="P13" style:family="paragraph" style:parent-style-name="Table_20_Contents">
      <style:text-properties officeooo:rsid="001b857e" officeooo:paragraph-rsid="001d4b2d"/>
    </style:style>
    <style:style style:name="T1" style:family="text">
      <style:text-properties fo:font-weight="normal" style:font-weight-asian="normal" style:font-weight-complex="normal"/>
    </style:style>
    <style:style style:name="T2" style:family="text">
      <style:text-properties fo:font-weight="normal" officeooo:rsid="00149f38" style:font-weight-asian="normal" style:font-weight-complex="normal"/>
    </style:style>
    <style:style style:name="T3" style:family="text">
      <style:text-properties fo:font-weight="normal" officeooo:rsid="001d4b8e" style:font-weight-asian="normal" style:font-weight-complex="normal"/>
    </style:style>
    <style:style style:name="T4" style:family="text">
      <style:text-properties officeooo:rsid="00149f38"/>
    </style:style>
    <style:style style:name="T5" style:family="text">
      <style:text-properties officeooo:rsid="001679e5"/>
    </style:style>
    <style:style style:name="T6" style:family="text">
      <style:text-properties officeooo:rsid="0016bffd"/>
    </style:style>
    <style:style style:name="T7" style:family="text">
      <style:text-properties officeooo:rsid="00184013"/>
    </style:style>
    <style:style style:name="T8" style:family="text">
      <style:text-properties officeooo:rsid="001a9d79"/>
    </style:style>
    <style:style style:name="T9" style:family="text">
      <style:text-properties officeooo:rsid="001b857e"/>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s Provided by Java Collections Framework: </text:p>
      <text:p text:style-name="P1"/>
      <text:p text:style-name="P11"><text:tab/><text:span text:style-name="T1">The Java Collections Framework provides versions of the data structures such as ArrayList, LinkedList, and Vector. <text:s/></text:span><text:span text:style-name="T2">The purpose of the Java Collections Framework is to reduce programming effort, increase performance, and make using the Java API easier through providing the basic classes and interfaces used in creating a collection. <text:s/></text:span><text:span text:style-name="T1">The Java Collections Framework is the general interface for any data structure that holds a collection of elements. <text:s/>The JCF holds elements including the interfaces Deque, List, and Queue. <text:s/>The JCF also includes classes implementing interfaces with different properties. <text:s/></text:span></text:p>
      <text:p text:style-name="P2">Classes in the JCF: </text:p>
      <text:p text:style-name="P2"><text:tab/>-ArrayDeque</text:p>
      <text:p text:style-name="P2"><text:tab/>-ArrayList</text:p>
      <text:p text:style-name="P2"><text:tab/>-LinkedList</text:p>
      <text:p text:style-name="P2">which implement interfaces such as: </text:p>
      <text:p text:style-name="P2"><text:tab/>-Queue</text:p>
      <text:p text:style-name="P2"><text:tab/>-Deque</text:p>
      <text:p text:style-name="P2"><text:tab/>-List</text:p>
      <text:p text:style-name="P2">JCF normal methods include: </text:p>
      <text:p text:style-name="P2"><text:tab/>add(e)</text:p>
      <text:p text:style-name="P2"><text:tab/>hasNext()</text:p>
      <text:p text:style-name="P2"><text:tab/>next()</text:p>
      <text:p text:style-name="P2"><text:tab/>remove()</text:p>
      <text:p text:style-name="P2"><text:tab/>set(e)</text:p>
      <text:p text:style-name="P2">The JCF has algorithm methods including: (these are cool because they do things)</text:p>
      <text:p text:style-name="P2"><text:tab/>copy(L, D) which copies all elements of L into the corresponding indices of D</text:p>
      <text:p text:style-name="P2"><text:tab/>fill(L, e) which replaces each element of L with element e</text:p>
      <text:p text:style-name="P2"><text:tab/>frequency(C, e) which returns the number of elements in the collection C equal to e</text:p>
      <text:p text:style-name="P2"><text:tab/>min(C)</text:p>
      <text:p text:style-name="P2"><text:tab/>max(C)</text:p>
      <text:p text:style-name="P2"><text:tab/></text:p>
      <text:p text:style-name="P1"/>
      <text:p text:style-name="P9">Report on Laboratory Questions:</text:p>
      <text:p text:style-name="P6"><text:tab/>The different ways the JCF ArrayList, LinkedList, and Vector classes are implemented impacts their performance. <text:s/>The ArrayList is backed on an array, which means that each element is stored at an index <text:span text:style-name="T4">in the fixed size array. <text:s/>If the size of the array needs to be expanded, a new array must be created and each value in the original array must be copied over. <text:s/>The isEmpty, get, set, and iterator operations run in constant time. <text:s/>The add operation runs O(n) time. <text:s/>The LinkedList is backed on a deque, which </text:span><text:soft-page-break/><text:span text:style-name="T4">stores elements in nodes. <text:s/>Each node contains a reference to the next node, and the queue can only be accessed at the head or tail due to sequential access capability. <text:s text:c="2"/>The LinkedList, however, is dynamic, unlike the ArrayList. <text:s/>The get, remove, and insert methods for the LinkedList run on constant time. </text:span><text:s/><text:span text:style-name="T5">The Vector class is backed on an array. <text:s/>The Vector is accessible at any index,and can grow or shrink to accommodate the needs of the program. <text:s/>The Vector methods add and remove run on O(n) time. <text:s/></text:span></text:p>
      <text:p text:style-name="P6"><text:tab/><text:span text:style-name="T6">To evaluate the performance of these containers, it will be important to test them in ways to bring out their differences. <text:s/>For example, the Vector and ArrayList containers both add and remove on O(n) time, whereas LinkedList operates on O(1). <text:s/>Therefor, testing the remove method will reveal differences between the containers. <text:s/></text:span></text:p>
      <text:p text:style-name="P6"><text:tab/><text:span text:style-name="T6">To run the benchmarks, the commands in the terminal were “ant ArrayListBenchmarks” and “ant LinkedListBenchmarks.” <text:s/>To understand why, look into the build.xml file which takes both those command-lines and has a corresponding target name (not including the “ant” part of the command line) and then has a set of commands to run for each running task. <text:s/>Following the format of the other two running tasks, I added a third running task tor the VectorBenchmarks program, and I additionally added a running task that would run all three programs by typing “ant all” in the terminal window. </text:span></text:p>
      <text:p text:style-name="P6"><text:tab/><text:span text:style-name="T7">The meaning of the output in the terminal window is the result of running the ArrayList, LinkedList, or Vector Benchmarks with the structure size specified, the result is the time it took to add x elements to the front of the structure. <text:s/>The ArrayList takes significantly longer to run than the LinkedList due to the time complexities associated with backing off an array vs backing on a deque. <text:s/></text:span></text:p>
      <text:p text:style-name="P4"/>
      <text:p text:style-name="P9">Report on Experimentally Evaluating the Efficiency of Java Collections: </text:p>
      <text:p text:style-name="P5"><text:tab/><text:span text:style-name="T8">To evaluate the efficiency of the Java Collections Framework, I ran a series of doubling experiments. <text:s/>The value I changed in this experiment was the addToFrontNumber variable. <text:s/>The most obvious difference in running both the adding and removing methods was the LinkedList's significantly lower times. <text:s/>In Table 1 we see that each time the experiment doubled, the running time approximately doubled which indicates a linear function of O(1). <text:s/>The running time for ArrayList and Vector were </text:span><text:soft-page-break/><text:span text:style-name="T8">both similar for the add method, although usually the Vector ran for a slightly longer time frame. <text:s/>This can be explained possibly by the fact that the Vector doubles in size when it reaches capacity, and the ArrayList increases by half the current size when it reaches capacity and must add another element. <text:s/>Table 2 displays similar results as Table 1. <text:s/>The LinkedList runs in two or less milliseconds, which shows how efficiently it can remove a node from the front of the structure. <text:s/>The ArrayList and Vector both demonstrate how an array must perform a lot of shifting when removing an element from the front of the structure, it operates on O(n) time, as shown in the results which double every time the input size doubles. <text:s/></text:span></text:p>
      <text:p text:style-name="P8">Table 1: JCF Efficiency Doubling Add <text:span text:style-name="T9">to</text:span> Front Size (initial size of 1000000)</text:p>
      <table:table table:name="Table3" table:style-name="Table3">
        <table:table-column table:style-name="Table3.A" table:number-columns-repeated="6"/>
        <table:table-row>
          <table:table-cell table:style-name="Table3.A1" office:value-type="string">
            <text:p text:style-name="P13">Add size</text:p>
          </table:table-cell>
          <table:table-cell table:style-name="Table3.A1" office:value-type="string">
            <text:p text:style-name="P13">1000</text:p>
          </table:table-cell>
          <table:table-cell table:style-name="Table3.A1" office:value-type="string">
            <text:p text:style-name="P13">2000</text:p>
          </table:table-cell>
          <table:table-cell table:style-name="Table3.A1" office:value-type="string">
            <text:p text:style-name="P13">4000</text:p>
          </table:table-cell>
          <table:table-cell table:style-name="Table3.A1" office:value-type="string">
            <text:p text:style-name="P13">8000</text:p>
          </table:table-cell>
          <table:table-cell table:style-name="Table3.F1" office:value-type="string">
            <text:p text:style-name="P13">16000</text:p>
          </table:table-cell>
        </table:table-row>
        <table:table-row>
          <table:table-cell table:style-name="Table3.A2" office:value-type="string">
            <text:p text:style-name="P13">ArrayList</text:p>
          </table:table-cell>
          <table:table-cell table:style-name="Table3.A2" office:value-type="string">
            <text:p text:style-name="P13">200</text:p>
          </table:table-cell>
          <table:table-cell table:style-name="Table3.A2" office:value-type="string">
            <text:p text:style-name="P13">400</text:p>
          </table:table-cell>
          <table:table-cell table:style-name="Table3.A2" office:value-type="string">
            <text:p text:style-name="P13">795</text:p>
          </table:table-cell>
          <table:table-cell table:style-name="Table3.A2" office:value-type="string">
            <text:p text:style-name="P13">1594</text:p>
          </table:table-cell>
          <table:table-cell table:style-name="Table3.F2" office:value-type="string">
            <text:p text:style-name="P13">3187</text:p>
          </table:table-cell>
        </table:table-row>
        <table:table-row>
          <table:table-cell table:style-name="Table3.A2" office:value-type="string">
            <text:p text:style-name="P13">LinkedList</text:p>
          </table:table-cell>
          <table:table-cell table:style-name="Table3.A2" office:value-type="string">
            <text:p text:style-name="P13">2</text:p>
          </table:table-cell>
          <table:table-cell table:style-name="Table3.A2" office:value-type="string">
            <text:p text:style-name="P13">5</text:p>
          </table:table-cell>
          <table:table-cell table:style-name="Table3.A2" office:value-type="string">
            <text:p text:style-name="P13">13</text:p>
          </table:table-cell>
          <table:table-cell table:style-name="Table3.A2" office:value-type="string">
            <text:p text:style-name="P13">43</text:p>
          </table:table-cell>
          <table:table-cell table:style-name="Table3.F2" office:value-type="string">
            <text:p text:style-name="P13">116</text:p>
          </table:table-cell>
        </table:table-row>
        <table:table-row>
          <table:table-cell table:style-name="Table3.A2" office:value-type="string">
            <text:p text:style-name="P13">Vector</text:p>
          </table:table-cell>
          <table:table-cell table:style-name="Table3.A2" office:value-type="string">
            <text:p text:style-name="P13">202</text:p>
          </table:table-cell>
          <table:table-cell table:style-name="Table3.A2" office:value-type="string">
            <text:p text:style-name="P13">402</text:p>
          </table:table-cell>
          <table:table-cell table:style-name="Table3.A2" office:value-type="string">
            <text:p text:style-name="P13">799</text:p>
          </table:table-cell>
          <table:table-cell table:style-name="Table3.A2" office:value-type="string">
            <text:p text:style-name="P13">1596</text:p>
          </table:table-cell>
          <table:table-cell table:style-name="Table3.F2" office:value-type="string">
            <text:p text:style-name="P13">3170</text:p>
          </table:table-cell>
        </table:table-row>
      </table:table>
      <text:p text:style-name="P8"/>
      <text:p text:style-name="P8"/>
      <text:p text:style-name="P8">Table <text:span text:style-name="T9">2</text:span>: JCF Efficiency Doubling <text:span text:style-name="T9">Remove From</text:span> Front Size (initial size of 1000000)</text:p>
      <text:p text:style-name="P8"/>
      <table:table table:name="Table4" table:style-name="Table4">
        <table:table-column table:style-name="Table4.A" table:number-columns-repeated="6"/>
        <table:table-row>
          <table:table-cell table:style-name="Table4.A1" office:value-type="string">
            <text:p text:style-name="P13">Remove size</text:p>
          </table:table-cell>
          <table:table-cell table:style-name="Table4.A1" office:value-type="string">
            <text:p text:style-name="P13">1000</text:p>
          </table:table-cell>
          <table:table-cell table:style-name="Table4.A1" office:value-type="string">
            <text:p text:style-name="P13">2000</text:p>
          </table:table-cell>
          <table:table-cell table:style-name="Table4.A1" office:value-type="string">
            <text:p text:style-name="P13">4000</text:p>
          </table:table-cell>
          <table:table-cell table:style-name="Table4.A1" office:value-type="string">
            <text:p text:style-name="P13">8000</text:p>
          </table:table-cell>
          <table:table-cell table:style-name="Table4.F1" office:value-type="string">
            <text:p text:style-name="P13">16000</text:p>
          </table:table-cell>
        </table:table-row>
        <table:table-row>
          <table:table-cell table:style-name="Table4.A2" office:value-type="string">
            <text:p text:style-name="P13">ArrayList</text:p>
          </table:table-cell>
          <table:table-cell table:style-name="Table4.A2" office:value-type="string">
            <text:p text:style-name="P13">192</text:p>
          </table:table-cell>
          <table:table-cell table:style-name="Table4.A2" office:value-type="string">
            <text:p text:style-name="P13">385</text:p>
          </table:table-cell>
          <table:table-cell table:style-name="Table4.A2" office:value-type="string">
            <text:p text:style-name="P13">763</text:p>
          </table:table-cell>
          <table:table-cell table:style-name="Table4.A2" office:value-type="string">
            <text:p text:style-name="P13">1520</text:p>
          </table:table-cell>
          <table:table-cell table:style-name="Table4.F2" office:value-type="string">
            <text:p text:style-name="P13">3018</text:p>
          </table:table-cell>
        </table:table-row>
        <table:table-row>
          <table:table-cell table:style-name="Table4.A2" office:value-type="string">
            <text:p text:style-name="P13">LinkedList</text:p>
          </table:table-cell>
          <table:table-cell table:style-name="Table4.A2" office:value-type="string">
            <text:p text:style-name="P13">1</text:p>
          </table:table-cell>
          <table:table-cell table:style-name="Table4.A2" office:value-type="string">
            <text:p text:style-name="P13">1</text:p>
          </table:table-cell>
          <table:table-cell table:style-name="Table4.A2" office:value-type="string">
            <text:p text:style-name="P13">1</text:p>
          </table:table-cell>
          <table:table-cell table:style-name="Table4.A2" office:value-type="string">
            <text:p text:style-name="P13">2</text:p>
          </table:table-cell>
          <table:table-cell table:style-name="Table4.F2" office:value-type="string">
            <text:p text:style-name="P13">2</text:p>
          </table:table-cell>
        </table:table-row>
        <table:table-row>
          <table:table-cell table:style-name="Table4.A2" office:value-type="string">
            <text:p text:style-name="P13">Vector</text:p>
          </table:table-cell>
          <table:table-cell table:style-name="Table4.A2" office:value-type="string">
            <text:p text:style-name="P13">191</text:p>
          </table:table-cell>
          <table:table-cell table:style-name="Table4.A2" office:value-type="string">
            <text:p text:style-name="P13">391</text:p>
          </table:table-cell>
          <table:table-cell table:style-name="Table4.A2" office:value-type="string">
            <text:p text:style-name="P13">769</text:p>
          </table:table-cell>
          <table:table-cell table:style-name="Table4.A2" office:value-type="string">
            <text:p text:style-name="P13">1536</text:p>
          </table:table-cell>
          <table:table-cell table:style-name="Table4.F2" office:value-type="string">
            <text:p text:style-name="P13">3025</text:p>
          </table:table-cell>
        </table:table-row>
      </table:table>
      <text:p text:style-name="P7"/>
      <text:p text:style-name="P5"><text:span text:style-name="T10"><text:line-break/>Reflection on Challenges in Implementation: </text:span></text:p>
      <text:p text:style-name="P5"><text:tab/>When implementing the benchmarks, the most challenging part was deciding which other benchmark to write code for. <text:s/>I decided that ultimately removing code from the beginning of the list would provide experimental results that would expose the differences between classes in the Java Collections Framework. <text:s/>I had also never edited a build.xml file, so changing that was different, but I understood quickly how to make it work. <text:s/>I list this as a challenge because I added a feature to the <text:soft-page-break/>build.xml file which would allow me to run all three programs with one command. <text:s/>If you look at the build.xml file attached to this report, you will notice an “ant all” command capability. <text:s text:c="2"/></text:p>
      <text:p text:style-name="P4"/>
      <text:p text:style-name="P4"/>
      <text:p text:style-name="P9">Reflection on Challenges in Experimentation: </text:p>
      <text:p text:style-name="P10"><text:tab/><text:span text:style-name="T3">Deciding which variable to double was the most challenging part of the experiment for me. <text:s/>I ultimately decided to double the add/remove size variable. <text:s/>This worked well for me in analyzing the results. <text:s/>I wish I would have added a command-line argument to make experimenting easier, but overall it wasn't bad to change the files. <text:s/></text:span></text:p>
      <text:p text:style-name="P10"/>
      <text:p text:style-name="P9"/>
      <text:p text:style-name="P9"/>
      <text:p text:style-name="P9"/>
      <text:p text:style-name="P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22:50:46.329211206</meta:creation-date>
    <meta:generator>LibreOffice/4.2.7.2$Linux_X86_64 LibreOffice_project/420m0$Build-2</meta:generator>
    <dc:date>2015-04-16T13:48:16.660812718</dc:date>
    <meta:editing-duration>PT3H27M43S</meta:editing-duration>
    <meta:editing-cycles>6</meta:editing-cycles>
    <meta:document-statistic meta:table-count="2" meta:image-count="0" meta:object-count="0" meta:page-count="4" meta:paragraph-count="84" meta:word-count="1034" meta:character-count="6259" meta:non-whitespace-character-count="5223"/>
  </office:meta>
</office:document-meta>
</file>